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language="en" fo:country="GB"/>
    </style:style>
    <style:style style:name="T1" style:family="text">
      <style:text-properties fo:language="en" fo:country="GB"/>
    </style:style>
    <style:style style:name="T2" style:family="text">
      <style:text-properties fo:language="en" fo:country="GB"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4.</text:span><text:span text:style-name="T1"> The management of risk in a fund is a vital component of the governance of a fund. Every fund should have in place a risk management policy which should be reviewed annually and should include, inter alia: -</text:span></text:p>
      <text:p text:style-name="P1"><text:span text:style-name="T1"><text:tab/></text:span><text:span text:style-name="T2">44.1. </text:span><text:span text:style-name="T1">identification of risks facing the fund;</text:span></text:p>
      <text:p text:style-name="P1"><text:span text:style-name="T1"><text:tab/></text:span><text:span text:style-name="T2">44.2.</text:span><text:span text:style-name="T1"> assessment of the impact of each such risk to the fund;</text:span></text:p>
      <text:p text:style-name="P1"><text:span text:style-name="T1"><text:tab/></text:span><text:span text:style-name="T2">44.3.</text:span><text:span text:style-name="T1"> process or controls necessary to reduce the impact of key risks;</text:span></text:p>
      <text:p text:style-name="P1"><text:span text:style-name="T1"><text:tab/></text:span><text:span text:style-name="T2">44.4.</text:span><text:span text:style-name="T1"> monitoring of the risk process or controls to ensure that they are appropriate; and</text:span></text:p>
      <text:p text:style-name="P1"><text:span text:style-name="T1"><text:tab/></text:span><text:span text:style-name="T2">44.5.</text:span><text:span text:style-name="T1"> communication to the members and the stakeholders of the fund's risk management policy, <text:tab/>including the identification of the key risks and the processes or controls in place to manage <text:tab/>them. This may be outlined in the annual financial statements of a fund.</text:span></text:p>
      <text:p text:style-name="P1"><text:span text:style-name="T2">45.</text:span><text:span text:style-name="T1"> The types of risk will vary according to the type of fund. Thus, in a defined benefit fund, there will be risks associated with the actuarial valuation (such as the solvency ratio, the longevity assumptions and the post retirement interest rate) which may not be found in a defined contribution fund. A common type of risk found in categories of funds may have different consequences because of the nature of those funds; for example, the investment risk in a defined benefit fund will be different from the investment risk in a defined contribution fund, and the administration risk in a self-administered fund may be different from the more complex administration risks found in umbrella funds. It is important is that each type of risk is identified in the fund according to the nature of that fund and an applicable process or control put in place to manage it.</text:span></text:p>
      <text:p text:style-name="P1"><text:span text:style-name="T2">46.</text:span><text:span text:style-name="T1"> The risks to be identified should not be limited to those which have a financial consequence, but should include risks which relate to the governance of the fund and which may jeopardise the governance structure. Poor communication by the fund may not have a financial consequence but may impair the credibility of the provision of the benefits by the fund and the administration of the fund. Such risks which do not have a financial consequence are equally important in a fund's risk management strategy.</text:span></text:p>
      <text:p text:style-name="P1"><text:span text:style-name="T2">47. </text:span><text:span text:style-name="T1">A fund is not expected to micro-manage the functions delegated to service providers, but those functions should, when delegated, contain sufficient detail to ensure that the service provider understands what is expected by the board. There should also be a reasonable right of recourse in the event that there is any breach of the delegated functions by the service provid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11:02:05</dc:date>
    <dc:creator>Steven Fourie</dc:creator>
    <meta:editing-duration>P0D</meta:editing-duration>
    <meta:editing-cycles>2</meta:editing-cycles>
    <meta:generator>LibreOffice/3.5$Linux_X86_64 LibreOffice_project/350m1$Build-3</meta:generator>
    <meta:document-statistic meta:table-count="0" meta:image-count="0" meta:object-count="0" meta:page-count="1" meta:paragraph-count="9" meta:word-count="423" meta:character-count="2502" meta:non-whitespace-character-count="2081"/>
  </office:meta>
</office:document-meta>
</file>